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FA000000E87B557826.png"/>
  <manifest:file-entry manifest:media-type="image/png" manifest:full-path="Pictures/10000000000000FA000000FACCB000D8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.2cm" svg:height="2.3cm" svg:x="3.4cm" svg:y="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1" draw:layer="layout" svg:width="7.5cm" svg:height="7.137cm" svg:x="1.3cm" svg:y="6.963cm">
          <draw:image xlink:href="Pictures/10000000000000FA000000E87B557826.png" xlink:type="simple" xlink:show="embed" xlink:actuate="onLoad">
            <text:p/>
          </draw:image>
        </draw:frame>
        <draw:line draw:style-name="gr3" draw:text-style-name="P1" draw:layer="layout" svg:x1="10.8cm" svg:y1="8.3cm" svg:x2="8.1cm" svg:y2="10.7cm">
          <text:p/>
        </draw:line>
        <draw:frame draw:style-name="gr4" draw:layer="layout" svg:width="5.506cm" svg:height="0.962cm" svg:x="10.5cm" svg:y="7.3cm">
          <draw:text-box>
            <text:p>Push to park calls</text:p>
          </draw:text-box>
        </draw:frame>
        <draw:custom-shape draw:style-name="gr5" draw:text-style-name="P1" draw:layer="layout" svg:width="0.2cm" svg:height="0.2cm" svg:x="7.546cm" svg:y="12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4.2cm" svg:y1="11.1cm" svg:x2="8.2cm" svg:y2="12.3cm">
          <text:p/>
        </draw:line>
        <draw:frame draw:style-name="gr4" draw:layer="layout" svg:width="5.781cm" svg:height="0.962cm" svg:x="12.9cm" svg:y="10cm">
          <draw:text-box>
            <text:p>Call is parked here</text:p>
          </draw:text-box>
        </draw:frame>
        <draw:frame draw:style-name="gr2" draw:text-style-name="P1" draw:layer="layout" svg:width="7.5cm" svg:height="7.137cm" svg:x="12.1cm" svg:y="13.363cm">
          <draw:image xlink:href="Pictures/10000000000000FA000000E87B557826.png" xlink:type="simple" xlink:show="embed" xlink:actuate="onLoad">
            <text:p/>
          </draw:image>
        </draw:frame>
        <draw:custom-shape draw:style-name="gr5" draw:text-style-name="P1" draw:layer="layout" svg:width="0.2cm" svg:height="0.2cm" svg:x="18.346cm" svg:y="18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14.6cm" svg:y1="11.3cm" svg:x2="18.2cm" svg:y2="18.5cm">
          <text:p/>
        </draw:line>
        <draw:frame draw:style-name="gr2" draw:text-style-name="P1" draw:layer="layout" svg:width="2.855cm" svg:height="3cm" svg:x="2.545cm" svg:y="1.2cm">
          <draw:image xlink:href="Pictures/10000000000000FA000000FACCB000D8.png" xlink:type="simple" xlink:show="embed" xlink:actuate="onLoad">
            <text:p/>
          </draw:image>
        </draw:frame>
        <draw:line draw:style-name="gr3" draw:text-style-name="P1" draw:layer="layout" svg:x1="14.8cm" svg:y1="22.1cm" svg:x2="18.2cm" svg:y2="18.7cm">
          <text:p/>
        </draw:line>
        <draw:frame draw:style-name="gr4" draw:layer="layout" svg:width="6.213cm" svg:height="0.962cm" svg:x="12.487cm" svg:y="22.138cm">
          <draw:text-box>
            <text:p>Push to talk to caller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ylebleu </meta:initial-creator>
    <meta:creation-date>2012-02-28T16:16:22</meta:creation-date>
    <dc:date>2012-02-28T17:16:00</dc:date>
    <dc:creator>jylebleu </dc:creator>
    <meta:editing-duration>PT44M28S</meta:editing-duration>
    <meta:editing-cycles>1</meta:editing-cycles>
    <meta:document-statistic meta:object-count="13"/>
    <meta:generator>LibreOffice/3.4$Linux LibreOffice_project/340m1$Build-402</meta:generator>
  </office:meta>
</office:document-meta>
</file>